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vents → Practitioners → Decision Makers → Response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Server Clus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4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</text:p>
                  </text:list-item>
                  <text:list-item>
                    <text:p>Global maker commun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 many project solutions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5"><text:span text:style-name="T3">Tailoring of solutions for domain specific and locale specific weather station capability, i.e. refugee centre public health</text:span></text:p>
              </text:list-item>
              <text:list-item>
                <text:p>Deployment workflow for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, others tbd ..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5-21T12:47:34.427000000</dc:date>
    <meta:editing-duration>PT14H28M59S</meta:editing-duration>
    <meta:editing-cycles>45</meta:editing-cycles>
    <meta:generator>LibreOffice/24.2.5.2$Windows_X86_64 LibreOffice_project/bffef4ea93e59bebbeaf7f431bb02b1a39ee8a59</meta:generator>
    <meta:document-statistic meta:object-count="78"/>
  </office:meta>
</office:document-meta>
</file>